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1"/>
        <table:table-row table:style-name="ro1" table:number-rows-repeated="4">
          <table:table-cell/>
          <table:table-cell table:style-name="Default" table:number-columns-repeated="5"/>
          <table:table-cell table:number-columns-repeated="3"/>
          <table:table-cell table:style-name="Default" table:number-columns-repeated="5"/>
        </table:table-row>
        <table:table-row table:style-name="ro2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TABLA SIMPLE</text:p>
          </table:table-cell>
          <table:covered-table-cell table:style-name="ce3"/>
          <table:table-cell table:style-name="ce3" table:number-columns-repeated="5"/>
          <table:table-cell table:style-name="ce2" office:value-type="string" calcext:value-type="string" table:number-columns-spanned="4" table:number-rows-spanned="1">
            <text:p>TABLA CON INTERVALOS</text:p>
          </table:table-cell>
          <table:covered-table-cell table:number-columns-repeated="3" table:style-name="ce3"/>
          <table:table-cell table:style-name="Default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5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DA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EDA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6-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10-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26" calcext:value-type="float">
            <text:p>0,26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14-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26" calcext:value-type="float">
            <text:p>0,26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,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18-2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,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0.22" calcext:value-type="float">
            <text:p>0,2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22-2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0.22" calcext:value-type="float">
            <text:p>0,2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26-3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0-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-ARROJA DATOS EXACTOS</text:p>
          </table:table-cell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-SUS DATOS NO SON TAN EXACTO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-HASTA 12 DATOS O MENOS </text:p>
          </table:table-cell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-SE PUEDEN TRABAJAR CON MAS CANTIDAD DE DATOS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2:41:12.182972653</meta:creation-date>
    <dc:date>2024-08-17T13:02:49.766528268</dc:date>
    <meta:editing-duration>PT57S</meta:editing-duration>
    <meta:editing-cycles>1</meta:editing-cycles>
    <meta:document-statistic meta:table-count="1" meta:cell-count="94" meta:object-count="0"/>
    <meta:generator>LibreOffice/7.3.7.2$Linux_X86_64 LibreOffice_project/30$Build-2</meta:generator>
  </office:meta>
</office:document-meta>
</file>